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2.608cm" fo:min-width="4.262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608cm" fo:min-width="5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  <style:paragraph-properties style:writing-mode="lr-tb"/>
    </style:style>
    <style:style style:name="gr4" style:family="graphic" style:parent-style-name="objectwithoutfill">
      <style:graphic-properties draw:marker-end="Arrowheads_20_9" draw:marker-end-width="0.3cm" draw:fill="none" draw:textarea-vertical-align="middle"/>
    </style:style>
    <style:style style:name="gr5" style:family="graphic" style:parent-style-name="objectwithoutfill">
      <style:graphic-properties draw:marker-end="Arrowheads_20_10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2.608cm" fo:min-width="4.262cm"/>
      <style:paragraph-properties style:writing-mode="lr-tb"/>
    </style:style>
    <style:style style:name="gr8" style:family="graphic" style:parent-style-name="objectwithoutfill">
      <style:graphic-properties draw:stroke="dash" draw:stroke-dash="Dash" svg:stroke-width="0cm" draw:marker-end="Arrowheads_20_11" draw:marker-end-width="0.3cm" svg:stroke-linecap="butt" draw:fill="none" draw:textarea-vertical-align="middle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2.608cm" fo:min-width="6.485cm"/>
      <style:paragraph-properties style:writing-mode="lr-tb"/>
    </style:style>
    <style:style style:name="gr10" style:family="graphic" style:parent-style-name="standard" style:list-style-name="L1">
      <style:graphic-properties draw:fill-color="#ffffd7" draw:textarea-horizontal-align="justify" draw:textarea-vertical-align="middle" draw:auto-grow-height="false" fo:min-height="2.608cm" fo:min-width="6.485cm"/>
      <style:paragraph-properties style:writing-mode="lr-tb"/>
    </style:style>
    <style:style style:name="gr11" style:family="graphic" style:parent-style-name="objectwithoutfill">
      <style:graphic-properties draw:stroke="dash" draw:stroke-dash="Dash" svg:stroke-width="0cm" draw:marker-end="Arrowheads_20_12" draw:marker-end-width="0.3cm" svg:stroke-linecap="butt" draw:fill="none" draw:textarea-vertical-align="middle"/>
    </style:style>
    <style:style style:name="gr12" style:family="graphic" style:parent-style-name="objectwithoutfill">
      <style:graphic-properties draw:stroke="dash" draw:stroke-dash="Dash" svg:stroke-linecap="butt" draw:fill="none" draw:textarea-vertical-align="middle"/>
    </style:style>
    <style:style style:name="gr13" style:family="graphic" style:parent-style-name="objectwithoutfill">
      <style:graphic-properties draw:stroke="dash" draw:stroke-dash="Dash" svg:stroke-width="0cm" svg:stroke-linecap="butt" draw:fill="none" draw:textarea-vertical-align="middle"/>
    </style:style>
    <style:style style:name="gr14" style:family="graphic" style:parent-style-name="objectwithoutfill">
      <style:graphic-properties draw:stroke="dash" draw:stroke-dash="Dash" svg:stroke-width="0cm" draw:marker-end="Arrowheads_20_17" draw:marker-end-width="0.3cm" svg:stroke-linecap="butt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stroke="solid" draw:stroke-dash="Dash" svg:stroke-width="0cm" draw:marker-end="Arrowheads_20_18" draw:marker-end-width="0.3cm" svg:stroke-linecap="but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873cm"/>
      <style:paragraph-properties style:writing-mode="lr-tb"/>
    </style:style>
    <style:style style:name="gr19" style:family="graphic" style:parent-style-name="objectwithoutfill">
      <style:graphic-properties svg:stroke-color="#3465a4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d7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762cm" svg:height="2.858cm" svg:x="2.906cm" svg:y="4.402cm">
          <text:p text:style-name="P1">UnitOfWork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35cm" svg:height="2.858cm" svg:x="10.525cm" svg:y="7.26cm">
          <text:p text:style-name="P1">CategoryRepositor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35cm" svg:height="2.858cm" svg:x="10.525cm" svg:y="2.179cm">
          <text:p text:style-name="P1">FoodTypeRepositor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62cm" svg:height="2.858cm" svg:x="20.051cm" svg:y="4.719cm">
          <text:p text:style-name="P1">Repository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218cm" svg:height="1.673cm" svg:x="19.733cm" svg:y="16.15cm">
          <draw:text-box>
            <text:p><text:span text:style-name="T1">GetAll, GetFirstOrDefault</text:span></text:p>
            <text:p><text:span text:style-name="T1">Add, AddRange</text:span></text:p>
            <text:p><text:span text:style-name="T1">Remove, RemoveRange</text:span></text:p>
          </draw:text-box>
        </draw:frame>
        <draw:connector draw:style-name="gr4" draw:text-style-name="P4" draw:layer="layout" draw:type="line" svg:x1="16.875cm" svg:y1="3.608cm" svg:x2="20.051cm" svg:y2="6.148cm" draw:start-shape="id1" draw:start-glue-point="1" draw:end-shape="id2" draw:end-glue-point="3" svg:d="M16875 3608l3176 2540" svg:viewBox="0 0 3177 2541">
          <text:p/>
        </draw:connector>
        <draw:connector draw:style-name="gr5" draw:text-style-name="P4" draw:layer="layout" draw:type="line" svg:x1="16.875cm" svg:y1="8.689cm" svg:x2="20.051cm" svg:y2="6.148cm" draw:start-shape="id3" draw:start-glue-point="1" draw:end-shape="id2" draw:end-glue-point="3" svg:d="M16875 8689l3176-2541" svg:viewBox="0 0 3177 2542">
          <text:p/>
        </draw:connector>
        <draw:frame draw:style-name="gr6" draw:text-style-name="P3" draw:layer="layout" svg:width="1.59cm" svg:height="0.725cm" svg:x="2.905cm" svg:y="14.245cm">
          <draw:text-box>
            <text:p><text:span text:style-name="T1">Save </text:span></text:p>
          </draw:text-box>
        </draw:frame>
        <draw:custom-shape draw:style-name="gr7" draw:text-style-name="P5" xml:id="id4" draw:id="id4" draw:layer="layout" svg:width="4.762cm" svg:height="2.858cm" svg:x="2.906cm" svg:y="10.752cm">
          <text:p text:style-name="P1">IUnitOfWork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5.287cm" svg:y1="10.752cm" svg:x2="5.287cm" svg:y2="7.26cm" draw:start-shape="id4" draw:start-glue-point="0" draw:end-shape="id5" draw:end-glue-point="2" svg:d="M5287 10752v-3492" svg:viewBox="0 0 1 3493">
          <text:p/>
        </draw:connector>
        <draw:custom-shape draw:style-name="gr7" draw:text-style-name="P5" xml:id="id6" draw:id="id6" draw:layer="layout" svg:width="4.762cm" svg:height="2.858cm" svg:x="20.051cm" svg:y="12.975cm">
          <text:p text:style-name="P1">IRepository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22.432cm" svg:y1="12.975cm" svg:x2="22.432cm" svg:y2="7.577cm" draw:start-shape="id6" draw:start-glue-point="0" draw:end-shape="id2" draw:end-glue-point="2" svg:d="M22432 12975v-5398" svg:viewBox="0 0 1 5399">
          <text:p/>
        </draw:connector>
        <draw:custom-shape draw:style-name="gr9" draw:text-style-name="P5" draw:layer="layout" svg:width="6.985cm" svg:height="2.858cm" svg:x="10.208cm" svg:y="16.319cm">
          <text:p text:style-name="P1">IFoodTypeRepository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6.985cm" svg:height="2.858cm" svg:x="10.208cm" svg:y="12.34cm">
          <text:p text:style-name="P6"><text:span text:style-name="T2">I</text:span>CategoryRepository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13.7cm" svg:y1="12.34cm" svg:x2="13.7cm" svg:y2="10.118cm" draw:start-shape="id7" draw:start-glue-point="0" draw:end-shape="id3" draw:end-glue-point="2" svg:d="M13700 12340v-2222" svg:viewBox="0 0 1 2223">
          <text:p/>
        </draw:connector>
        <draw:g>
          <draw:line draw:style-name="gr12" draw:text-style-name="P4" draw:layer="layout" svg:x1="17.193cm" svg:y1="17.42cm" svg:x2="18.78cm" svg:y2="17.42cm">
            <text:p/>
          </draw:line>
          <draw:g>
            <draw:line draw:style-name="gr13" draw:text-style-name="P4" draw:layer="layout" svg:x1="18.78cm" svg:y1="17.42cm" svg:x2="18.78cm" svg:y2="5.99cm">
              <text:p/>
            </draw:line>
            <draw:line draw:style-name="gr12" draw:text-style-name="P4" draw:layer="layout" svg:x1="18.78cm" svg:y1="5.99cm" svg:x2="13.7cm" svg:y2="5.99cm">
              <text:p/>
            </draw:line>
            <draw:line draw:style-name="gr14" draw:text-style-name="P4" draw:layer="layout" svg:x1="13.7cm" svg:y1="5.99cm" svg:x2="13.7cm" svg:y2="5.037cm">
              <text:p/>
            </draw:line>
          </draw:g>
        </draw:g>
        <draw:frame draw:style-name="gr15" draw:text-style-name="P3" draw:layer="layout" svg:width="1.874cm" svg:height="0.725cm" svg:x="12.579cm" svg:y="15.315cm">
          <draw:text-box>
            <text:p><text:span text:style-name="T1">Update</text:span></text:p>
          </draw:text-box>
        </draw:frame>
        <draw:frame draw:style-name="gr15" draw:text-style-name="P3" draw:layer="layout" svg:width="1.874cm" svg:height="0.725cm" svg:x="12.561cm" svg:y="19.325cm">
          <draw:text-box>
            <text:p><text:span text:style-name="T1">Update</text:span></text:p>
          </draw:text-box>
        </draw:frame>
        <draw:custom-shape draw:style-name="gr7" draw:text-style-name="P5" xml:id="id8" draw:id="id8" draw:layer="layout" svg:width="4.762cm" svg:height="2.858cm" svg:x="2.906cm" svg:y="15.515cm">
          <text:p text:style-name="P1">IDisposable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034cm" svg:height="0.726cm" svg:x="4.046cm" svg:y="18.69cm">
          <draw:text-box>
            <text:p><text:span text:style-name="T1">Dispose</text:span></text:p>
          </draw:text-box>
        </draw:frame>
        <draw:connector draw:style-name="gr17" draw:text-style-name="P4" draw:layer="layout" draw:type="line" svg:x1="5.287cm" svg:y1="15.515cm" svg:x2="5.287cm" svg:y2="13.61cm" draw:start-shape="id8" draw:start-glue-point="0" draw:end-shape="id4" draw:end-glue-point="2" svg:d="M5287 15515v-1905" svg:viewBox="0 0 1 1906">
          <text:p/>
        </draw:connector>
        <draw:frame draw:style-name="gr18" draw:text-style-name="P9" draw:layer="layout" svg:width="7.373cm" svg:height="1.119cm" svg:x="1.696cm" svg:y="1.952cm">
          <draw:text-box>
            <text:p><text:span text:style-name="T3">Data Access Layer</text:span></text:p>
          </draw:text-box>
        </draw:frame>
        <draw:path draw:style-name="gr19" draw:text-style-name="P4" draw:layer="layout" svg:width="1.681cm" svg:height="6.693cm" draw:transform="rotate (-3.14159265358979) translate (9.838cm 10.095cm)" svg:viewBox="0 0 1682 6694" svg:d="M0 6679c352 83 577-206 848-360 273-156 157-548 231-822 82-303 49-590 103-899 46-263-73-710 205-771 742-162-144-327-180-616-35-282-55-531-77-797-23-272-3-542-51-822-49-286 18-583 0-873-23-368-395-545-668-719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4T10:46:38.249000000</meta:creation-date>
    <dc:date>2022-03-24T11:38:12.340000000</dc:date>
    <meta:editing-duration>PT26M54S</meta:editing-duration>
    <meta:editing-cycles>12</meta:editing-cycles>
    <meta:generator>LibreOffice/7.3.1.3$Windows_X86_64 LibreOffice_project/a69ca51ded25f3eefd52d7bf9a5fad8c90b87951</meta:generator>
    <meta:document-statistic meta:object-count="28"/>
  </office:meta>
</office:document-meta>
</file>